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071a" officeooo:paragraph-rsid="0015071a"/>
    </style:style>
    <style:style style:name="P2" style:family="paragraph" style:parent-style-name="Standard">
      <style:text-properties officeooo:rsid="00154ed0" officeooo:paragraph-rsid="00154ed0"/>
    </style:style>
    <style:style style:name="P3" style:family="paragraph" style:parent-style-name="Standard">
      <style:text-properties officeooo:rsid="00160bb1" officeooo:paragraph-rsid="00160bb1"/>
    </style:style>
    <style:style style:name="P4" style:family="paragraph" style:parent-style-name="Standard">
      <style:text-properties officeooo:rsid="0017038b" officeooo:paragraph-rsid="0017038b"/>
    </style:style>
    <style:style style:name="P5" style:family="paragraph" style:parent-style-name="Standard">
      <style:text-properties officeooo:rsid="0017cf87" officeooo:paragraph-rsid="0017cf87"/>
    </style:style>
    <style:style style:name="P6" style:family="paragraph" style:parent-style-name="Standard">
      <style:text-properties officeooo:rsid="00197b12" officeooo:paragraph-rsid="00197b12"/>
    </style:style>
    <style:style style:name="P7" style:family="paragraph" style:parent-style-name="Standard">
      <style:text-properties officeooo:rsid="001a1a48" officeooo:paragraph-rsid="001a1a48"/>
    </style:style>
    <style:style style:name="P8" style:family="paragraph" style:parent-style-name="Standard">
      <style:text-properties officeooo:rsid="001b7bb1" officeooo:paragraph-rsid="001b7bb1"/>
    </style:style>
    <style:style style:name="P9" style:family="paragraph" style:parent-style-name="Standard">
      <style:text-properties officeooo:rsid="001ce888" officeooo:paragraph-rsid="001ce888"/>
    </style:style>
    <style:style style:name="P10" style:family="paragraph" style:parent-style-name="Standard">
      <style:text-properties officeooo:rsid="0020e195" officeooo:paragraph-rsid="0020e195"/>
    </style:style>
    <style:style style:name="P11" style:family="paragraph" style:parent-style-name="Standard">
      <style:text-properties officeooo:rsid="0022b0be" officeooo:paragraph-rsid="0022b0be"/>
    </style:style>
    <style:style style:name="P12" style:family="paragraph" style:parent-style-name="Standard">
      <style:text-properties officeooo:rsid="00237b0b" officeooo:paragraph-rsid="00237b0b"/>
    </style:style>
    <style:style style:name="P13" style:family="paragraph" style:parent-style-name="Standard">
      <style:text-properties officeooo:rsid="002521c0" officeooo:paragraph-rsid="002521c0"/>
    </style:style>
    <style:style style:name="P14" style:family="paragraph" style:parent-style-name="Standard">
      <style:text-properties officeooo:rsid="00259d5b" officeooo:paragraph-rsid="00259d5b"/>
    </style:style>
    <style:style style:name="P15" style:family="paragraph" style:parent-style-name="Standard">
      <style:text-properties officeooo:rsid="002687ba" officeooo:paragraph-rsid="002687ba"/>
    </style:style>
    <style:style style:name="P16" style:family="paragraph" style:parent-style-name="Standard">
      <style:text-properties officeooo:rsid="00299ff1" officeooo:paragraph-rsid="00299ff1"/>
    </style:style>
    <style:style style:name="P17" style:family="paragraph" style:parent-style-name="Standard">
      <style:text-properties officeooo:rsid="002b8294" officeooo:paragraph-rsid="002b8294"/>
    </style:style>
    <style:style style:name="P18" style:family="paragraph" style:parent-style-name="Standard">
      <style:text-properties officeooo:rsid="002cb299" officeooo:paragraph-rsid="002cb299"/>
    </style:style>
    <style:style style:name="P19" style:family="paragraph" style:parent-style-name="Standard">
      <style:text-properties officeooo:rsid="002e179a" officeooo:paragraph-rsid="002e179a"/>
    </style:style>
    <style:style style:name="P20" style:family="paragraph" style:parent-style-name="Standard">
      <style:text-properties officeooo:rsid="002f6574" officeooo:paragraph-rsid="002f6574"/>
    </style:style>
    <style:style style:name="P21" style:family="paragraph" style:parent-style-name="Standard">
      <style:text-properties officeooo:rsid="0030f907" officeooo:paragraph-rsid="0030f907"/>
    </style:style>
    <style:style style:name="P22" style:family="paragraph" style:parent-style-name="Standard">
      <style:text-properties officeooo:rsid="00325990" officeooo:paragraph-rsid="00325990"/>
    </style:style>
    <style:style style:name="P23" style:family="paragraph" style:parent-style-name="Standard">
      <style:text-properties officeooo:rsid="0033b083" officeooo:paragraph-rsid="0033b083"/>
    </style:style>
    <style:style style:name="P24" style:family="paragraph" style:parent-style-name="Standard">
      <style:text-properties officeooo:rsid="003401cc" officeooo:paragraph-rsid="003401cc"/>
    </style:style>
    <style:style style:name="T1" style:family="text">
      <style:text-properties officeooo:rsid="0017cf87"/>
    </style:style>
    <style:style style:name="T2" style:family="text">
      <style:text-properties officeooo:rsid="001b7bb1"/>
    </style:style>
    <style:style style:name="T3" style:family="text">
      <style:text-properties officeooo:rsid="001f4152"/>
    </style:style>
    <style:style style:name="T4" style:family="text">
      <style:text-properties officeooo:rsid="00281855"/>
    </style:style>
    <style:style style:name="T5" style:family="text">
      <style:text-properties officeooo:rsid="002f65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ematrix was a huge monolithic app</text:p>
      <text:p text:style-name="P1"/>
      <text:p text:style-name="P1">make recommendations on migrating this to a microservices</text:p>
      <text:p text:style-name="P1"/>
      <text:p text:style-name="P2">java backend sends xml off to a user frontend</text:p>
      <text:p text:style-name="P2"/>
      <text:p text:style-name="P3">product defines a standardized processes</text:p>
      <text:p text:style-name="P3"/>
      <text:p text:style-name="P3">these have stages, which themselves have boxes, and boxes have steps. steps have substeps</text:p>
      <text:p text:style-name="P3"/>
      <text:p text:style-name="P3">multiple processes can go into one project, and they may have dependencies between them, but they must agree on the stages</text:p>
      <text:p text:style-name="P3"/>
      <text:p text:style-name="P3">stages are by name</text:p>
      <text:p text:style-name="P3"/>
      <text:p text:style-name="P3">out of all this you get a project template</text:p>
      <text:p text:style-name="P3"/>
      <text:p text:style-name="P4">everything here is versioned, because processes change. <text:span text:style-name="T1">each company gets a record of their process as it changes</text:span></text:p>
      <text:p text:style-name="P4"/>
      <text:p text:style-name="P5">major.minor</text:p>
      <text:p text:style-name="P5"/>
      <text:p text:style-name="P6">when you instantiate a project you can lock it to one versions</text:p>
      <text:p text:style-name="P6"/>
      <text:p text:style-name="P7">every activity has a status on it →<text:span text:style-name="T2"> not started, in progress, completed, cancelled/not needed</text:span></text:p>
      <text:p text:style-name="P7"/>
      <text:p text:style-name="P8">can also attach issues to each</text:p>
      <text:p text:style-name="P8"/>
      <text:p text:style-name="P8">each has dates as well (scheduling is a big part of this)</text:p>
      <text:p text:style-name="P8"/>
      <text:p text:style-name="P9">project-specific activities may be included – <text:span text:style-name="T3">you can add anything below stages</text:span></text:p>
      <text:p text:style-name="P9"/>
      <text:p text:style-name="P10">every step has a role associated with it – who’s responsible for this?</text:p>
      <text:p text:style-name="P10"/>
      <text:p text:style-name="P11">set start date or end date and duration, and the software should figure out when it will end, or should be started</text:p>
      <text:p text:style-name="P11"/>
      <text:p text:style-name="P12">two ways to associate roles and statuses – you can say X number of people must say it’s done, or just one person has to say it’s done</text:p>
      <text:p text:style-name="P12"/>
      <text:p text:style-name="P13">may need to attach a file, so we have a file mechanism that is versioned by date, upload files and old versions as needed</text:p>
      <text:p text:style-name="P13"/>
      <text:p text:style-name="P14">there’s a permissions model per role – corporate roles and organizational roles and project roles. corporate roles can create projects for instance, organizational roles can assign roles to roles, etc</text:p>
      <text:p text:style-name="P14"/>
      <text:p text:style-name="P15">whole series of dashboards per report that can be constructed</text:p>
      <text:p text:style-name="P15"/>
      <text:p text:style-name="P15">for instance, one dashboard shows all projects under your purview.</text:p>
      <text:p text:style-name="P15"><text:soft-page-break/>there’s resource allocation that “looking across all projects, what resources are over-utilized where and when?” “<text:span text:style-name="T4">who’s available for X?”</text:span></text:p>
      <text:p text:style-name="P15"/>
      <text:p text:style-name="P16">import/export/synchronize with microsoft project</text:p>
      <text:p text:style-name="P16"/>
      <text:p text:style-name="P17">if a project ends up nice, you can make it a standardized template</text:p>
      <text:p text:style-name="P17"/>
      <text:p text:style-name="P18">there was a facebook-y page you could go to that would show you your newsfeed for your projects</text:p>
      <text:p text:style-name="P18"/>
      <text:p text:style-name="P19">messaging system included, <text:span text:style-name="T5">public or private</text:span></text:p>
      <text:p text:style-name="P19"/>
      <text:p text:style-name="P20">four modes the user was in:</text:p>
      <text:p text:style-name="P20"/>
      <text:p text:style-name="P20">looking at the social feed</text:p>
      <text:p text:style-name="P20">process authoring mode (trying to create process)</text:p>
      <text:p text:style-name="P20">process execution mode</text:p>
      <text:p text:style-name="P20">dashboard (view of everything at a glance)</text:p>
      <text:p text:style-name="P20"/>
      <text:p text:style-name="P21">every version contains everything up to a date</text:p>
      <text:p text:style-name="P21"/>
      <text:p text:style-name="P21">- so when I change a substep, it ripples up – now the step is a new version, and the box, and the stage, and etc</text:p>
      <text:p text:style-name="P21"/>
      <text:p text:style-name="P22">encryption should be an option</text:p>
      <text:p text:style-name="P22"/>
      <text:p text:style-name="P23">if a document is of a certain format, there’s search.</text:p>
      <text:p text:style-name="P23"/>
      <text:p text:style-name="P23">no multiple documents – if the md5 matches, it compares, runs a virus scan, then does search indexing</text:p>
      <text:p text:style-name="P23"/>
      <text:p text:style-name="P24">could send notifications with sever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4:09:26.196741506</meta:creation-date>
    <meta:generator>LibreOffice/5.1.6.2$Linux_X86_64 LibreOffice_project/10m0$Build-2</meta:generator>
    <dc:date>2017-03-29T13:14:28.410949291</dc:date>
    <meta:editing-duration>PT59M36S</meta:editing-duration>
    <meta:editing-cycles>27</meta:editing-cycles>
    <meta:document-statistic meta:table-count="0" meta:image-count="0" meta:object-count="0" meta:page-count="2" meta:paragraph-count="38" meta:word-count="443" meta:character-count="2594" meta:non-whitespace-character-count="2183"/>
  </office:meta>
</office:document-meta>
</file>